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996699"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996633"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330000"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ai</text:p>
      <text:p text:style-name="P1"/>
      <text:p text:style-name="P2">Outcome of Document</text:p>
      <text:p text:style-name="P2"/>
      <text:p text:style-name="P3">This document takes a turn from the rest in order to expand the use of them. <text:s/>Russia will lead the questions, and other participants will respond to the best of their ability. <text:s/>We wished for FBI, because they have the most on what we expect to go over, but still, we proceed anyway.</text:p>
      <text:p text:style-name="P3"/>
      <text:p text:style-name="P2">Roll Call</text:p>
      <text:p text:style-name="P2"/>
      <text:p text:style-name="P3">Ok, let's proceed with a dark bellow, to get things started, you know how we roll. <text:s/>Give that 5 minutes.</text:p>
      <text:p text:style-name="P2"/>
      <text:p text:style-name="P4">Russia: We have choice words for these people we target today, know well we enthuse with the thought of attribute to detention permitted, know it right we come with a vengeance!</text:p>
      <text:p text:style-name="P4"/>
      <text:p text:style-name="P15">Matthew: Mahdi I am not, but much talent have I got! <text:s/>The unseen will act in as many ways as possible, but I also offer the conference to Darkness otherwise, so watch out!</text:p>
      <text:p text:style-name="P3"/>
      <text:p text:style-name="P5">Dark Orient: We offer lecherous monsters against the forces that act against us, we have the document prepared by Russia, know well we intend to submit these folks to our ends.</text:p>
      <text:p text:style-name="P3"/>
      <text:p text:style-name="P6">Great Britain: We do have words for this document, but we're forbidden from engaging in that, clever as it is. <text:s/>All I know is that the boss said don't do it. <text:s/>I'm sorry, myself, but I get it from a point of view, it's nonsensical to a degree.</text:p>
      <text:p text:style-name="P3"/>
      <text:p text:style-name="P7">Kingdom of Saudi Arabia: <text:s/>The Kingdom wishes to address Matt, we know you are not he but we love you anyway, for you were he!</text:p>
      <text:p text:style-name="P3"/>
      <text:p text:style-name="P8">Central Intelligence Agency: We have words for the document, no dark bellow here. <text:s/>We don't love it, anyway, but know the coming is upon us so we should learn as much as possible, know we do it privately here anyway.</text:p>
      <text:p text:style-name="P3"/>
      <text:p text:style-name="P9">Royal Canadian Mounted Police: Yeah, we're in.</text:p>
      <text:p text:style-name="P3"/>
      <text:p text:style-name="P10">Canadian Security Intelligence Services: We have some words for this, but we wish we could send them here!</text:p>
      <text:p text:style-name="P3"/>
      <text:p text:style-name="P11">Ministry of Defence: We have procedure in place to end this if the situation get's too much, know it well they love the darkness thought, but wait for Russia to act in a bad way.</text:p>
      <text:p text:style-name="P3"/>
      <text:p text:style-name="P12">Department of Defense: HOOAH! <text:s/>We do it right anyway, goddamn them all for trying. <text:s/>We see Russia <text:soft-page-break/>here, know well we agree with EVERYTHING on the docket!</text:p>
      <text:p text:style-name="P3"/>
      <text:p text:style-name="P13">Anonymous: We've done this stuff before, but bellow loud here! <text:s/>We devour the wicked with every step, knowing pain in our footsteps but mercy as well, for those who deserve it. <text:s/>Beware all, we come today if enough can be known from the document!</text:p>
      <text:p text:style-name="P3"/>
      <text:p text:style-name="P14">Djinn: We say bellow louder, Matthew, that was half a try! <text:s/>We say BOOM to the newcomer Pestilence, for he is bellowing himself infinitely while this goes on in spite of them.</text:p>
      <text:p text:style-name="P3"/>
      <text:p text:style-name="P16">The Pestilence: Would you like to see my innermost desire? <text:s/>I claim the lives of some of these when I arrive, you need not send me that document, I know it from the sight.</text:p>
      <text:p text:style-name="P3"/>
      <text:p text:style-name="P3">And this is why I brought him in, to get this dark lesson. <text:s/>Let's proceed, sorry Djin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1</text:p>
      <text:p text:style-name="P2"/>
      <text:p text:style-name="P4">Russia: We want to target Margaret Sullinsborough, this spelling is exact. <text:s/>Put her in for identification, know ten minutes for it.</text:p>
      <text:p text:style-name="P4"/>
      <text:p text:style-name="P15">Matthew: I have a bit from the unseen: <text:s/>“<text:span text:style-name="T1">I wish to address Margaret in full, as well as possible with a few words. <text:s/>There are considerations about her travel to New York that imply she did Order or Brotherhood business, but it is by extension only, do not let that act mislead you into thinking she is involved. <text:s/>Know well she does work for Order, but it is not for the Brotherhood that she acts in every way. <text:s/>This is how Russia knows her, I clarify so they might watch closer next time.”</text:span></text:p>
      <text:p text:style-name="P3"/>
      <text:p text:style-name="P5">Dark Orient: We say we know her, but limited to the intelligence Matt suggested. <text:s/>Know well we observe closer for this contact we do not see, but know some of theirs act in this way as well, knowing they can escape our traces with that technique.</text:p>
      <text:p text:style-name="P3"/>
      <text:p text:style-name="P6">Great Britain: There is much to know about her, seemingly she talks in ways that are profound but the words are meaningless when put to the test, i.e. Supernatural things escape us because we do not know the spirit realm, and then goes into things we do not understand about the world. <text:s/>Know it well she does act a bit criminally, though certainly the addresses she makes are not that way.</text:p>
      <text:p text:style-name="P3"/>
      <text:p text:style-name="P7">Kingdom of Saudi Arabia: We have limited intelligence on the matter, everything we know has been said here, including Matt's thing for some reason but we have it nonetheless.</text:p>
      <text:p text:style-name="P3"/>
      <text:p text:style-name="P8">Central Intelligence Agency: Nothing could be added, we'll watch harder.</text:p>
      <text:p text:style-name="P3"/>
      <text:p text:style-name="P9">Royal Canadian Mounted Police: We do see the other contactee's talking with her, but know the two events not to be linked. <text:s/>They do that sometimes to impress their followers, know well they will again, and that is limited to the involvement of their other communications as well, no thought of ours could imagine that they would actually be in communication but know certainly their alleged connection is startling here. <text:s/>No force on Earth would compel us to teach people that certainly some of theirs are involved in malicious affairs, per se, we only know they act in corrupt fashions.</text:p>
      <text:p text:style-name="P3"/>
      <text:p text:style-name="P10">Canadian Security Intelligence Services: We know them well, and see that they talk somehow, but like RCMP said, the two events are not linked. <text:s/>Know rightly that they persecute her in some way, but not fully serious about it. <text:s/>We did not think they had much of a connection but will see it that they do in some regard, given Matt's position.</text:p>
      <text:p text:style-name="P3"/>
      <text:p text:style-name="P11">Ministry of Defence: They do have that inner connection, know well we did see a link between their contact times once, and once only. <text:s/>Know rightly we love this question by Russia, keep up the good work boys!</text:p>
      <text:p text:style-name="P3"/>
      <text:p text:style-name="P12">Department of Defense: We have understanding of the same, no words to add here.</text:p>
      <text:p text:style-name="P3"/>
      <text:p text:style-name="P13">Anonymous: We have limited knowledge on her, one of ours saw her as corrupt and looked into it, but found little to address what is truly going on here, as we see. <text:s/>We will garner more in the future, with our little involvement. <text:s/>I know that can be hard to hear, but we work together, for sure.</text:p>
      <text:p text:style-name="P3"/>
      <text:p text:style-name="P14">Djinn: We do work together, AnonKitty, know it right we see you and use your codename instead! <text:s/>Alas, the work together can be much, but it takes a focus to do that perhaps is not obvious, we address <text:soft-page-break/>it that the better thing emerge, instead of the worse thing. <text:s/>Know well we would comment further but it would only confuse the subject in some ways, know well we love this one and would see her do better for herself and escape the Brotherhood involvement.</text:p>
      <text:p text:style-name="P3"/>
      <text:p text:style-name="P16">The Pestilence: We boom her when it comes time, capital BOOM!</text:p>
      <text:p text:style-name="P3"/>
      <text:p text:style-name="P3">Right on, and may a connection with the phrasing “Night Moon from Matt” somehow link them! <text:s/>A communication in either direction could go a long way! <text:s/>Next sec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2</text:p>
      <text:p text:style-name="P2"/>
      <text:p text:style-name="P4">Russia: We say we want knowledge on the prior history of Thomas Waters of San Antonio, Texas. <text:s/>He does something for Order, not Brotherhood, very troubling. <text:s/>Give it 10 minutes to identify him and the operation at hand.</text:p>
      <text:p text:style-name="P4"/>
      <text:p text:style-name="P15">Matthew: Right, the most I have is that there is a “thought device” there. <text:s/>Remember, they only hum and act, they do not impose on the thought streams, that is done in other ways through their services I must admit but their effects are so subtle you hardly notice. <text:s/>I also address the King of Saudi Arabia, I would mention that recently Allah SWT asked me if I would be Mahdi again, given the fate of the member of Ahlal Bait, but when we know more we will see about it. <text:s/>Please be patient while things take their time to transpire.</text:p>
      <text:p text:style-name="P3"/>
      <text:p text:style-name="P5">Dark Orient: We posit that this one mentions Brotherhood in some cases, but little is known about him. <text:s/>Very strange, we will look into his subversive rhetoric about thought machines, as Matt puts them. <text:s/>If they do nothing, be done with them all!</text:p>
      <text:p text:style-name="P3"/>
      <text:p text:style-name="P6">Great Britain: We have Thomas working on an expert with intention to perjure his interest. <text:s/>This one we caught recently, good eye Russia!</text:p>
      <text:p text:style-name="P3"/>
      <text:p text:style-name="P7">Kingdom of Saudi Arabia: The King sees Matt in his plight, and wishes to address it this way. <text:s/>Sometimes, though things uncertain can be clear, Allah SWT knows all, and will confer it with you in the right time. <text:s/>That much I address personally, we see he leaves mystery to it's ends in some regard but know him to be absolute, I expect you to obey him if it comes time, not divert with the idea of Dark Enemy as before, though we admit Allah SWT may have loved that of you to some degree, we see it wiser that you obey. <text:s/>Our knowledge on Thomas Waters is as follows: <text:s/>He lived in the Kingdom of Saudi Arabia for a time, but knew only the loss of being non-Muslim, so was transferred by his boss to that place, San Antonio, TX.</text:p>
      <text:p text:style-name="P3"/>
      <text:p text:style-name="P8">Central Intelligence Agency: We have knowledge on him but cannot share it today, we work hard with it. <text:s/>We would love Matt to do another document with rooms in it, for that clarifications sake.</text:p>
      <text:p text:style-name="P3"/>
      <text:p text:style-name="P9">Royal Canadian Mounted Police: We see him moving through San Antonio freely, as though to do work for the Order, we see no Brotherhood involvement but know those machines to be theirs, so we see the connection now.</text:p>
      <text:p text:style-name="P3"/>
      <text:p text:style-name="P10">Canadian Security Intelligence Services: Ok, we have him moving in San Antonio, TX for purposes we know are Order, and did have him talking about those thought machines as Matt alleges, but did not see him go to one earlier. <text:s/>Still working on it though, more to come! <text:s/>I want it known I love Matt, good on you for seeing the needle in the haystack. <text:s/>No thought less a comment on goodness of soul!</text:p>
      <text:p text:style-name="P3"/>
      <text:p text:style-name="P11">Ministry of Defence: We have one Brotherhood connection, and that is with the idea that Thomas moves the knowledge for them in some way. <text:s/>Know well we watch that angle, not knowing for sure but still looking for the truth in it. <text:s/>Know well we argue he is doing it, for the Brotherhood acts on that knowledge, saying Thomas' work is responsible.</text:p>
      <text:p text:style-name="P3"/>
      <text:p text:style-name="P12">Department of Defense: End note, we thought him to be strange but put down the case when we got word he was working for the King of Saudi Arabia, we didn't involve ourselves in any further way and left the situation at that. <text:s/>We're on it now, though, looking hard for it. <text:s/>Know rightly we will persecute <text:soft-page-break/>first if we can, for doing that to us in some way. <text:s/>Please King of Saudi Arabia, involve yourself in the next comment and tell us if that is true.</text:p>
      <text:p text:style-name="P3"/>
      <text:p text:style-name="P13">Anonymous: The Anons thank the Djinn for their wonderful comment, and will talk Night Moon from Matt with a few others here, to hide our involvement from Brotherhood we fail to say who in this time.</text:p>
      <text:p text:style-name="P3"/>
      <text:p text:style-name="P14">Djinn: We offer that Thomas moves thought only in the way they all do, through the network of thought processes they encourage upon the thought stream. <text:s/>They will do it again, knowing his involvement and boasting of it only, for those in watch seemingly.</text:p>
      <text:p text:style-name="P3"/>
      <text:p text:style-name="P16">The Pestilence: There is much thought to do with this one, notably that contraption he uses is of no good. <text:s/>We will destroy ALL those machines in time, with a bit of emphasis on the how. <text:s/>We chemically destroy them, to enjoy a slow death!</text:p>
      <text:p text:style-name="P3"/>
      <text:p text:style-name="P3">Very well, maybe we won't have to deal with the idea of thought machines forever that way. <text:s/>Next e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3</text:p>
      <text:p text:style-name="P2"/>
      <text:p text:style-name="P4">Russia: We have word that Matt is moving thought in some way, do we have an angle on what others around the world are saying about him today? <text:s/>He seems to be big news in secretive ways, let's identify these thoughts promulgating. <text:s/>Know 15 minutes to dig further than before, know well we admit his identity is a thought we never imagined would guide so many people in one setting.</text:p>
      <text:p text:style-name="P4"/>
      <text:p text:style-name="P15">Matthew: I profess I am not “moving thought” like they do subliminally, but if I am indeed a centre of something and they see it and that moves thought then so be it. <text:s/>That aside, I do not have any comment on what others are saying about me, know everyone here has that in mind for certain, listed and not listed.</text:p>
      <text:p text:style-name="P3"/>
      <text:p text:style-name="P5">Dark Orient: </text:p>
      <text:p text:style-name="P3"/>
      <text:p text:style-name="P6">Great Britain:</text:p>
      <text:p text:style-name="P3"/>
      <text:p text:style-name="P7">Kingdom of Saudi Arabia:</text:p>
      <text:p text:style-name="P3"/>
      <text:p text:style-name="P8">Central Intelligence Agency:</text:p>
      <text:p text:style-name="P3"/>
      <text:p text:style-name="P9">Royal Canadian Mounted Police:</text:p>
      <text:p text:style-name="P3"/>
      <text:p text:style-name="P10">Canadian Security Intelligence Services:</text:p>
      <text:p text:style-name="P3"/>
      <text:p text:style-name="P11">Ministry of Defence:</text:p>
      <text:p text:style-name="P3"/>
      <text:p text:style-name="P12">Department of Defense:</text:p>
      <text:p text:style-name="P3"/>
      <text:p text:style-name="P13">Anonymous:</text:p>
      <text:p text:style-name="P3"/>
      <text:p text:style-name="P14">Djinn:</text:p>
      <text:p text:style-name="P3"/>
      <text:p text:style-name="P16">The Pestilence:</text:p>
      <text:p text:style-name="P3"/>
      <text:p text:style-name="P3">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8T07:03:06.49</meta:creation-date>
    <dc:date>2022-09-18T08:28:43.39</dc:date>
    <meta:editing-duration>PT1H25M42S</meta:editing-duration>
    <meta:editing-cycles>2</meta:editing-cycles>
    <meta:generator>OpenOffice/4.1.8$Win32 OpenOffice.org_project/418m3$Build-9803</meta:generator>
    <meta:document-statistic meta:table-count="0" meta:image-count="0" meta:object-count="0" meta:page-count="7" meta:paragraph-count="64" meta:word-count="2117" meta:character-count="11571"/>
  </office:meta>
</office:document-meta>
</file>